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relation-weights" table:style-name="ta1">
        <table:shapes>
          <draw:frame draw:z-index="0" draw:style-name="gr1" draw:text-style-name="P1" svg:width="5.6602in" svg:height="2.1154in" svg:x="3.6394in" svg:y="1.8965in">
            <draw:object draw:notify-on-update-of-ranges="'correlation-weights'.A1:'correlation-weights'.A9 'correlation-weights'.B1:'correlation-weights'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-2-3-4</text:p>
          </table:table-cell>
          <table:table-cell office:value-type="float" office:value="0.244804397292957" calcext:value-type="float">
            <text:p>0.244804397292957</text:p>
          </table:table-cell>
        </table:table-row>
        <table:table-row table:style-name="ro1">
          <table:table-cell office:value-type="string" calcext:value-type="string">
            <text:p>2-3-4-5</text:p>
          </table:table-cell>
          <table:table-cell office:value-type="float" office:value="0.415433003265447" calcext:value-type="float">
            <text:p>0.415433003265447</text:p>
          </table:table-cell>
        </table:table-row>
        <table:table-row table:style-name="ro1">
          <table:table-cell office:value-type="string" calcext:value-type="string">
            <text:p>2-5-7-10</text:p>
          </table:table-cell>
          <table:table-cell office:value-type="float" office:value="0.79868228856446" calcext:value-type="float">
            <text:p>0.79868228856446</text:p>
          </table:table-cell>
        </table:table-row>
        <table:table-row table:style-name="ro1">
          <table:table-cell office:value-type="string" calcext:value-type="string">
            <text:p>3-6-9-12</text:p>
          </table:table-cell>
          <table:table-cell office:value-type="float" office:value="0.843639254073673" calcext:value-type="float">
            <text:p>0.843639254073673</text:p>
          </table:table-cell>
        </table:table-row>
        <table:table-row table:style-name="ro1">
          <table:table-cell office:value-type="string" calcext:value-type="string">
            <text:p>5-10-15-20</text:p>
          </table:table-cell>
          <table:table-cell office:value-type="float" office:value="0.926071980873226" calcext:value-type="float">
            <text:p>0.926071980873226</text:p>
          </table:table-cell>
        </table:table-row>
        <table:table-row table:style-name="ro1">
          <table:table-cell office:value-type="string" calcext:value-type="string">
            <text:p>10-20-30-40</text:p>
          </table:table-cell>
          <table:table-cell office:value-type="float" office:value="0.990606659436437" calcext:value-type="float">
            <text:p>0.990606659436437</text:p>
          </table:table-cell>
        </table:table-row>
        <table:table-row table:style-name="ro1">
          <table:table-cell office:value-type="string" calcext:value-type="string">
            <text:p>25-50-75-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-100-200-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0-500-750-1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1:40:22.554886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6T13:17:48.991272599</dc:date>
    <dc:creator>Sven Peldszus</dc:creator>
    <meta:editing-duration>PT4H55M50S</meta:editing-duration>
    <meta:editing-cycles>5</meta:editing-cycles>
    <meta:generator>LibreOffice/6.4.7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style:rotation-angle="0"/>
      <style:text-properties fo:font-size="10.5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.5pt" style:font-size-asian="10pt" style:font-size-complex="10pt"/>
    </style:style>
    <style:style style:name="ch6" style:family="chart">
      <style:chart-properties style:rotation-angle="9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78cm" svg:height="5.374cm" xlink:href=".." xlink:type="simple" chart:class="chart:bar" chart:style-name="ch1">
        <chart:plot-area chart:style-name="ch2" table:cell-range-address="'correlation-weights'.A1:'correlation-weights'.B9" chart:data-source-has-labels="column" svg:x="0.591cm" svg:y="-0.118cm" svg:width="13.676cm" svg:height="5.521cm">
          <chartooo:coordinate-region svg:x="1.371cm" svg:y="0.094cm" svg:width="12.896cm" svg:height="2.532cm"/>
          <chart:axis chart:dimension="x" chart:name="primary-x" chart:style-name="ch3" chartooo:axis-type="auto">
            <chartooo:date-scale/>
            <chart:title svg:x="1.044cm" svg:y="4.424cm" chart:style-name="ch4">
              <text:p>Quality model weights
(LOW-MEDIUM-HIGH-ESSENTIAL)</text:p>
            </chart:title>
            <chart:categories table:cell-range-address="'correlation-weights'.A1:'correlation-weights'.A9"/>
          </chart:axis>
          <chart:axis chart:dimension="y" chart:name="primary-y" chart:style-name="ch5">
            <chart:title svg:x="0cm" svg:y="4.076cm" chart:style-name="ch6">
              <text:p>correlation coefficient R</text:p>
            </chart:title>
            <chart:grid chart:style-name="ch7" chart:class="major"/>
          </chart:axis>
          <chart:series chart:style-name="ch8" chart:values-cell-range-address="'correlation-weights'.B1:'correlation-weights'.B9" chart:class="chart:bar">
            <chart:data-point chart:repeated="6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-2-3-4</text:p>
                <draw:g>
                  <svg:desc>'correlation-weights'.A1:'correlation-weights'.A9</svg:desc>
                </draw:g>
              </table:table-cell>
              <table:table-cell office:value-type="float" office:value="0.244804397292957">
                <text:p>0.244804397292957</text:p>
                <draw:g>
                  <svg:desc>'correlation-weights'.B1:'correlation-weights'.B9</svg:desc>
                </draw:g>
              </table:table-cell>
            </table:table-row>
            <table:table-row>
              <table:table-cell office:value-type="string">
                <text:p>2-3-4-5</text:p>
              </table:table-cell>
              <table:table-cell office:value-type="float" office:value="0.415433003265447">
                <text:p>0.415433003265447</text:p>
              </table:table-cell>
            </table:table-row>
            <table:table-row>
              <table:table-cell office:value-type="string">
                <text:p>2-5-7-10</text:p>
              </table:table-cell>
              <table:table-cell office:value-type="float" office:value="0.79868228856446">
                <text:p>0.79868228856446</text:p>
              </table:table-cell>
            </table:table-row>
            <table:table-row>
              <table:table-cell office:value-type="string">
                <text:p>3-6-9-12</text:p>
              </table:table-cell>
              <table:table-cell office:value-type="float" office:value="0.843639254073673">
                <text:p>0.843639254073673</text:p>
              </table:table-cell>
            </table:table-row>
            <table:table-row>
              <table:table-cell office:value-type="string">
                <text:p>5-10-15-20</text:p>
              </table:table-cell>
              <table:table-cell office:value-type="float" office:value="0.926071980873226">
                <text:p>0.926071980873226</text:p>
              </table:table-cell>
            </table:table-row>
            <table:table-row>
              <table:table-cell office:value-type="string">
                <text:p>10-20-30-40</text:p>
              </table:table-cell>
              <table:table-cell office:value-type="float" office:value="0.990606659436437">
                <text:p>0.990606659436437</text:p>
              </table:table-cell>
            </table:table-row>
            <table:table-row>
              <table:table-cell office:value-type="string">
                <text:p>25-50-75-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-100-200-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-500-750-1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